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ian charity</text:p>
      <text:p text:style-name="P1"/>
      <text:p text:style-name="P1">Thursday 24 April 2025</text:p>
      <text:p text:style-name="P1"/>
      <text:p text:style-name="P1">If the greatest thing is love. And that the fullfillment of the Christian faith is lov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24T23:38:07.77</meta:creation-date>
    <meta:document-statistic meta:table-count="0" meta:image-count="0" meta:object-count="0" meta:page-count="1" meta:paragraph-count="3" meta:word-count="22" meta:character-count="128"/>
    <dc:date>2025-04-25T00:51:48.32</dc:date>
    <meta:editing-duration>PT58M30S</meta:editing-duration>
    <meta:editing-cycles>1</meta:editing-cycles>
    <meta:generator>OpenOffice/4.1.15$Win32 OpenOffice.org_project/4115m2$Build-9813</meta:generator>
  </office:meta>
</office:document-meta>
</file>